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EnvironmentGroup.ObjectEnvironment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vironmentGroup.setObjectAreaDescriptor( ObjectAreaDescriptor objectArea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vironmentGroup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EnvironmentGroup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jectEnvironmentGroup.setPresentationEnvironmentControl( PresentationEnvironmentControl presentationEnvironment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vironmentGroup.setDataDescriptor( AbstractDescriptor data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vironmentGroup.getObjectArea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vironmentGroup.setMapContainerData( MapContainerData mapContainer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vironmentGroup.writeContent( OutputStream o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bjectEnvironmentGroup.setMapDataResource( MapDataResource mapDat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vironmentGroup.setObjectAreaPosition( ObjectAreaPosition objectArea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